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928cm" fo:margin-left="0.118cm" fo:margin-right="15.543cm" table:align="margins"/>
    </style:style>
    <style:style style:name="Table1.A" style:family="table-column">
      <style:table-column-properties style:column-width="1.928cm" style:rel-column-width="1093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6e1d5" officeooo:paragraph-rsid="0006e1d5"/>
    </style:style>
    <style:style style:name="P2" style:family="paragraph" style:parent-style-name="Standard">
      <style:text-properties fo:font-weight="bold" officeooo:rsid="0006e1d5" officeooo:paragraph-rsid="0006e1d5" style:font-weight-asian="bold" style:font-weight-complex="bold"/>
    </style:style>
    <style:style style:name="P3" style:family="paragraph" style:parent-style-name="Standard">
      <style:text-properties fo:font-weight="bold" officeooo:rsid="0006e1d5" officeooo:paragraph-rsid="001728dc" style:font-weight-asian="bold" style:font-weight-complex="bold"/>
    </style:style>
    <style:style style:name="P4" style:family="paragraph" style:parent-style-name="Standard">
      <style:text-properties fo:font-weight="normal" officeooo:rsid="0006e1d5" officeooo:paragraph-rsid="0006e1d5" style:font-weight-asian="normal" style:font-weight-complex="normal"/>
    </style:style>
    <style:style style:name="P5" style:family="paragraph" style:parent-style-name="Standard">
      <style:text-properties fo:font-weight="normal" officeooo:rsid="0006e1d5" officeooo:paragraph-rsid="0009f275" style:font-weight-asian="normal" style:font-weight-complex="normal"/>
    </style:style>
    <style:style style:name="P6" style:family="paragraph" style:parent-style-name="Standard">
      <style:text-properties fo:font-weight="normal" officeooo:rsid="0006e1d5" officeooo:paragraph-rsid="001506f4" style:font-weight-asian="normal" style:font-weight-complex="normal"/>
    </style:style>
    <style:style style:name="P7" style:family="paragraph" style:parent-style-name="Standard">
      <style:text-properties fo:font-weight="normal" officeooo:rsid="0006e1d5" officeooo:paragraph-rsid="00162ad5" style:font-weight-asian="normal" style:font-weight-complex="normal"/>
    </style:style>
    <style:style style:name="P8" style:family="paragraph" style:parent-style-name="Standard">
      <style:text-properties fo:font-weight="normal" officeooo:rsid="0006e1d5" officeooo:paragraph-rsid="001728dc" style:font-weight-asian="normal" style:font-weight-complex="normal"/>
    </style:style>
    <style:style style:name="P9" style:family="paragraph" style:parent-style-name="Table_20_Contents">
      <style:text-properties officeooo:paragraph-rsid="001728dc"/>
    </style:style>
    <style:style style:name="T1" style:family="text">
      <style:text-properties officeooo:rsid="0012f1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Reethikka.S.S</text:p>
      <text:p text:style-name="P1">106122100</text:p>
      <text:p text:style-name="P1">CSE-B</text:p>
      <text:p text:style-name="P1"><text:s text:c="56"/>#Session: 03 || Date: 01/08/2024</text:p>
      <text:p text:style-name="P1"/>
      <text:p text:style-name="P2">Relational Database Design – Company Schema</text:p>
      <text:p text:style-name="P2"/>
      <text:p text:style-name="P2">1. Design the Company Schema given in the text book named “Fundamentals of Database</text:p>
      <text:p text:style-name="P2">Systems” authored by Ramez Elmasri and Shamkant B. Navathe. The e-copy of the text book</text:p>
      <text:p text:style-name="P2">is uploaded in the moodle.</text:p>
      <text:p text:style-name="P2"/>
      <text:p text:style-name="P4">mysql&gt; CREATE DATABASE Lab2;</text:p>
      <text:p text:style-name="P4">Query OK, 1 row affected (0.01 sec)</text:p>
      <text:p text:style-name="P4"/>
      <text:p text:style-name="P4">mysql&gt; use Lab2</text:p>
      <text:p text:style-name="P4">Database changed</text:p>
      <text:p text:style-name="P4"/>
      <text:p text:style-name="P4">mysql&gt; CREATE TABLE EMPLOYEE(Fname VARCHAR(15) NOT NULL,</text:p>
      <text:p text:style-name="P4"><text:s text:c="4"/>-&gt; Minit CHAR,</text:p>
      <text:p text:style-name="P4"><text:s text:c="4"/>-&gt; Lname VARCHAR(15) NOT NULL,</text:p>
      <text:p text:style-name="P4"><text:s text:c="4"/>-&gt; Ssn CHAR(9) NOT NULL,</text:p>
      <text:p text:style-name="P4"><text:s text:c="4"/>-&gt; Bdate DATE,</text:p>
      <text:p text:style-name="P4"><text:s text:c="4"/>-&gt; Address VARCHAR(30),</text:p>
      <text:p text:style-name="P4"><text:s text:c="4"/>-&gt; Sex CHAR,</text:p>
      <text:p text:style-name="P4"><text:s text:c="4"/>-&gt; Salary DECIMAL(10,2),</text:p>
      <text:p text:style-name="P4"><text:s text:c="4"/>-&gt; Super_ssn CHAR(9),</text:p>
      <text:p text:style-name="P4"><text:s text:c="4"/>-&gt; Dno INT NOT NULL,</text:p>
      <text:p text:style-name="P4"><text:s text:c="4"/>-&gt; PRIMARY KEY(Ssn));</text:p>
      <text:p text:style-name="P4">Query OK, 0 rows affected (0.05 sec)</text:p>
      <text:p text:style-name="P4"/>
      <text:p text:style-name="P4">mysql&gt; CREATE TABLE DEPARTMENT (</text:p>
      <text:p text:style-name="P4"><text:s text:c="4"/>-&gt; Dname VARCHAR(15) NOT NULL,</text:p>
      <text:p text:style-name="P4"><text:s text:c="4"/>-&gt; Dnumber INT NOT NULL,</text:p>
      <text:p text:style-name="P4"><text:s text:c="4"/>-&gt; Mgr_ssn CHAR(9) NOT NULL,</text:p>
      <text:p text:style-name="P4"><text:s text:c="4"/>-&gt; Mgr_start_date DATE,</text:p>
      <text:p text:style-name="P4"><text:s text:c="4"/>-&gt; PRIMARY KEY(Dnumber),</text:p>
      <text:p text:style-name="P4"><text:s text:c="4"/>-&gt; UNIQUE(Dname),</text:p>
      <text:p text:style-name="P4"><text:s text:c="4"/>-&gt; FOREIGN KEY(Mgr_ssn) REFERENCES EMPLOYEE(Ssn));</text:p>
      <text:p text:style-name="P4">Query OK, 0 rows affected (0.06 sec)</text:p>
      <text:p text:style-name="P4"/>
      <text:p text:style-name="P4">mysql&gt; CREATE TABLE DEPT_LOCATIONS(</text:p>
      <text:p text:style-name="P4"><text:s text:c="4"/>-&gt; Dnumber INT NOT NULL,</text:p>
      <text:p text:style-name="P4"><text:s text:c="4"/>-&gt; Dlocation VARCHAR(15) NOT NULL,</text:p>
      <text:p text:style-name="P4"><text:s text:c="4"/>-&gt; PRIMARY KEY(Dnumber,Dlocation),</text:p>
      <text:p text:style-name="P4"><text:s text:c="4"/>-&gt; FOREIGN KEY(Dnumber) REFERENCES DEPARTMENT(Dnumber));</text:p>
      <text:p text:style-name="P4">Query OK, 0 rows affected (0.03 sec)</text:p>
      <text:p text:style-name="P4"/>
      <text:p text:style-name="P4">mysql&gt; CREATE TABLE PROJECT(</text:p>
      <text:p text:style-name="P4"><text:s text:c="4"/>-&gt; Pname VARCHAR(15) NOT NULL,</text:p>
      <text:p text:style-name="P4"><text:soft-page-break/><text:s text:c="4"/>-&gt; Pnumber INT NOT NULL,</text:p>
      <text:p text:style-name="P4"><text:s text:c="4"/>-&gt; Plocation VARCHAR(15),</text:p>
      <text:p text:style-name="P4"><text:s text:c="4"/>-&gt; Dnum INT NOT NULL,</text:p>
      <text:p text:style-name="P4"><text:s text:c="4"/>-&gt; PRIMARY KEY(Pnumber),</text:p>
      <text:p text:style-name="P4"><text:s text:c="4"/>-&gt; UNIQUE(Pname),</text:p>
      <text:p text:style-name="P4"><text:s text:c="4"/>-&gt; FOREIGN KEY(Dnum) REFERENCES DEPARTMENT(Dnumber));</text:p>
      <text:p text:style-name="P4">Query OK, 0 rows affected (0.06 sec)</text:p>
      <text:p text:style-name="P4"/>
      <text:p text:style-name="P4">mysql&gt; CREATE TABLE WORKS_ON(</text:p>
      <text:p text:style-name="P4"><text:s text:c="4"/>-&gt; Essn CHAR(9) NOT NULL,</text:p>
      <text:p text:style-name="P4"><text:s text:c="4"/>-&gt; Pno INT NOT NULL,</text:p>
      <text:p text:style-name="P4"><text:s text:c="4"/>-&gt; Hours DECIMAL(3,1) NOT NULL,</text:p>
      <text:p text:style-name="P4"><text:s text:c="4"/>-&gt; PRIMARY KEY(Essn,Pno),</text:p>
      <text:p text:style-name="P4"><text:s text:c="4"/>-&gt; FOREIGN KEY(Essn) REFERENCES EMPLOYEE(Ssn),</text:p>
      <text:p text:style-name="P4"><text:s text:c="4"/>-&gt; FOREIGN KEY(Pno) REFERENCES PROJECT(Pnumber));</text:p>
      <text:p text:style-name="P4">Query OK, 0 rows affected (0.06 sec)</text:p>
      <text:p text:style-name="P4"/>
      <text:p text:style-name="P4">mysql&gt; CREATE TABLE DEPENDENT(</text:p>
      <text:p text:style-name="P4"><text:s text:c="4"/>-&gt; Essn CHAR(9) NOT NULL,</text:p>
      <text:p text:style-name="P4"><text:s text:c="4"/>-&gt; Dependent_name VARCHAR(15) NOT NULL,</text:p>
      <text:p text:style-name="P4"><text:s text:c="4"/>-&gt; Sex CHAR,</text:p>
      <text:p text:style-name="P4"><text:s text:c="4"/>-&gt; Bdate DATE,</text:p>
      <text:p text:style-name="P4"><text:s text:c="4"/>-&gt; Relationship VARCHAR(8),</text:p>
      <text:p text:style-name="P4"><text:s text:c="4"/>-&gt; PRIMARY KEY(Essn,Dependent_name),</text:p>
      <text:p text:style-name="P4"><text:s text:c="4"/>-&gt; FOREIGN KEY(Essn) REFERENCES EMPLOYEE(Ssn));</text:p>
      <text:p text:style-name="P4">Query OK, 0 rows affected (0.10 sec)</text:p>
      <text:p text:style-name="P4"/>
      <text:p text:style-name="P4"/>
      <text:p text:style-name="P4">mysql&gt; INSERT INTO EMPLOYEE VALUES('Richard','K','Marini','653298653','1962-12-30','98 Oak Forest,Katy,TX','M',37000,'653298653',4);</text:p>
      <text:p text:style-name="P5">Query OK, 1 row affected (0.01 sec)</text:p>
      <text:p text:style-name="P5"/>
      <text:p text:style-name="P4">mysql&gt; INSERT INTO EMPLOYEE VALUES('Richardson','C','Mar','653298654','1962-12-30','99 Oak Forest,Katy,TX','M',37000,'653298653',4);</text:p>
      <text:p text:style-name="P4">Query OK, 1 row affected (0.01 sec)</text:p>
      <text:p text:style-name="P4"/>
      <text:p text:style-name="P4">mysql&gt; INSERT INTO EMPLOYEE VALUES('Richson','K','Mario','653298655','1962-12-30','100 Oak Forest,Katy,TX','M',39000,'653298653',4);</text:p>
      <text:p text:style-name="P4">Query OK, 1 row affected (0.03 sec)</text:p>
      <text:p text:style-name="P4"/>
      <text:p text:style-name="P4">mysql&gt; INSERT INTO EMPLOYEE VALUES('Rich','G','Mario','653298656','1962-12-30','101 Oak Forest,Katy,TX','M',39000,'653298653',4);</text:p>
      <text:p text:style-name="P4">Query OK, 1 row affected (0.04 sec)</text:p>
      <text:p text:style-name="P4"/>
      <text:p text:style-name="P4">mysql&gt; INSERT INTO EMPLOYEE VALUES('Richton','G','Mario','653298657','1962-12-30','102 Oak Forest,Katy,TX','F',39000,'653298653',4);</text:p>
      <text:p text:style-name="P4">Query OK, 1 row affected (0.03 sec)</text:p>
      <text:p text:style-name="P4"/>
      <text:p text:style-name="P4">mysql&gt; SELECT * FROM EMPLOYEE;</text:p>
      <text:p text:style-name="P4"><text:soft-page-break/>+------------+-------+--------+-----------+------------+------------------------+------+----------+-----------+-----+</text:p>
      <text:p text:style-name="P4">| Fname <text:s text:c="5"/>| Minit | Lname <text:s/>| Ssn <text:s text:c="6"/>| Bdate <text:s text:c="5"/>| Address <text:s text:c="15"/>| Sex <text:s/>| Salary <text:s text:c="2"/>| Super_ssn | Dno |</text:p>
      <text:p text:style-name="P4">+------------+-------+--------+-----------+------------+------------------------+------+----------+-----------+-----+</text:p>
      <text:p text:style-name="P4">| Richard <text:s text:c="3"/>| K <text:s text:c="4"/>| Marini | 653298653 | 1962-12-30 | 98 Oak Forest,Katy,TX <text:s/>| M <text:s text:c="3"/>| 37000.00 | 653298653 | <text:s text:c="2"/>4 |</text:p>
      <text:p text:style-name="P4">| Richardson | C <text:s text:c="4"/>| Mar <text:s text:c="3"/>| 653298654 | 1962-12-30 | 99 Oak Forest,Katy,TX <text:s/>| M <text:s text:c="3"/>| 37000.00 | 653298653 | <text:s text:c="2"/>4 |</text:p>
      <text:p text:style-name="P4">| Richson <text:s text:c="3"/>| K <text:s text:c="4"/>| Mario <text:s/>| 653298655 | 1962-12-30 | 100 Oak Forest,Katy,TX | M <text:s text:c="3"/>| 39000.00 | 653298653 | <text:s text:c="2"/>4 |</text:p>
      <text:p text:style-name="P4">| Rich <text:s text:c="6"/>| G <text:s text:c="4"/>| Mario <text:s/>| 653298656 | 1962-12-30 | 101 Oak Forest,Katy,TX | M <text:s text:c="3"/>| 39000.00 | 653298653 | <text:s text:c="2"/>4 |</text:p>
      <text:p text:style-name="P4">| Richton <text:s text:c="3"/>| G <text:s text:c="4"/>| Mario <text:s/>| 653298657 | 1962-12-30 | 102 Oak Forest,Katy,TX | F <text:s text:c="3"/>| 39000.00 | 653298653 | <text:s text:c="2"/>4 |</text:p>
      <text:p text:style-name="P4">+------------+-------+--------+-----------+------------+------------------------+------+----------+-----------+-----+</text:p>
      <text:p text:style-name="P4">5 rows in set (0.00 sec)</text:p>
      <text:p text:style-name="P4"/>
      <text:p text:style-name="P4">mysql&gt; INSERT INTO DEPARTMENT VALUES('Research',1,'653298653','1988-05-22');</text:p>
      <text:p text:style-name="P4">Query OK, 1 row affected (0.01 sec)</text:p>
      <text:p text:style-name="P4"/>
      <text:p text:style-name="P4">mysql&gt; INSERT INTO DEPARTMENT VALUES('Administration',2,'653298654','1988-05-22');</text:p>
      <text:p text:style-name="P4">Query OK, 1 row affected (0.01 sec)</text:p>
      <text:p text:style-name="P4"/>
      <text:p text:style-name="P4">mysql&gt; INSERT INTO DEPARTMENT VALUES('Headquarters',3,'653298655','1988-05-22');</text:p>
      <text:p text:style-name="P4">Query OK, 1 row affected (0.01 sec)</text:p>
      <text:p text:style-name="P4"/>
      <text:p text:style-name="P4">mysql&gt; INSERT INTO DEPARTMENT VALUES('IT',4,'653298656','1988-05-22');</text:p>
      <text:p text:style-name="P4">Query OK, 1 row affected (0.03 sec)</text:p>
      <text:p text:style-name="P4"/>
      <text:p text:style-name="P4">mysql&gt; INSERT INTO DEPARTMENT VALUES('Clinic',5,'653298657','1988-05-22');</text:p>
      <text:p text:style-name="P4">Query OK, 1 row affected (0.04 sec)</text:p>
      <text:p text:style-name="P4"/>
      <text:p text:style-name="P4">mysql&gt; SELECT * FROM DEPARTMENT;</text:p>
      <text:p text:style-name="P4">+----------------+---------+-----------+----------------+</text:p>
      <text:p text:style-name="P4">| Dname <text:s text:c="9"/>| Dnumber | Mgr_ssn <text:s text:c="2"/>| Mgr_start_date |</text:p>
      <text:p text:style-name="P4">+----------------+---------+-----------+----------------+</text:p>
      <text:p text:style-name="P4">| Research <text:s text:c="6"/>| <text:s text:c="6"/>1 | 653298653 | 1988-05-22 <text:s text:c="4"/>|</text:p>
      <text:p text:style-name="P4">| Administration | <text:s text:c="6"/>2 | 653298654 | 1988-05-22 <text:s text:c="4"/>|</text:p>
      <text:p text:style-name="P4">| Headquarters <text:s text:c="2"/>| <text:s text:c="6"/>3 | 653298655 | 1988-05-22 <text:s text:c="4"/>|</text:p>
      <text:p text:style-name="P4">| IT <text:s text:c="12"/>| <text:s text:c="6"/>4 | 653298656 | 1988-05-22 <text:s text:c="4"/>|</text:p>
      <text:p text:style-name="P4">| Clinic <text:s text:c="8"/>| <text:s text:c="6"/>5 | 653298657 | 1988-05-22 <text:s text:c="4"/>|</text:p>
      <text:p text:style-name="P4">+----------------+---------+-----------+----------------+</text:p>
      <text:p text:style-name="P4">5 rows in set (0.00 sec)</text:p>
      <text:p text:style-name="P4"/>
      <text:p text:style-name="P4">mysql&gt; INSERT INTO DEPT_LOCATIONS VALUES(1,'Houston');</text:p>
      <text:p text:style-name="P4">Query OK, 1 row affected (0.03 sec)</text:p>
      <text:p text:style-name="P4"/>
      <text:p text:style-name="P4">mysql&gt; INSERT INTO DEPT_LOCATIONS VALUES(2,'Stafford');</text:p>
      <text:p text:style-name="P4">Query OK, 1 row affected (0.01 sec)</text:p>
      <text:p text:style-name="P4"/>
      <text:p text:style-name="P4"><text:soft-page-break/>mysql&gt; INSERT INTO DEPT_LOCATIONS VALUES(3,'Bellaire');</text:p>
      <text:p text:style-name="P4">Query OK, 1 row affected (0.03 sec)</text:p>
      <text:p text:style-name="P4"/>
      <text:p text:style-name="P4">mysql&gt; INSERT INTO DEPT_LOCATIONS VALUES(4,'Sugarland');</text:p>
      <text:p text:style-name="P4">Query OK, 1 row affected (0.03 sec)</text:p>
      <text:p text:style-name="P4"/>
      <text:p text:style-name="P4">mysql&gt; INSERT INTO DEPT_LOCATIONS VALUES(5,'Houston');</text:p>
      <text:p text:style-name="P4">Query OK, 1 row affected (0.03 sec)</text:p>
      <text:p text:style-name="P4"/>
      <text:p text:style-name="P4">mysql&gt; SELECT * FROM DEPT_LOCATIONS;</text:p>
      <text:p text:style-name="P4">+---------+-----------+</text:p>
      <text:p text:style-name="P4">| Dnumber | Dlocation |</text:p>
      <text:p text:style-name="P4">+---------+-----------+</text:p>
      <text:p text:style-name="P4">| <text:s text:c="6"/>1 | Houston <text:s text:c="2"/>|</text:p>
      <text:p text:style-name="P4">| <text:s text:c="6"/>2 | Stafford <text:s/>|</text:p>
      <text:p text:style-name="P4">| <text:s text:c="6"/>3 | Bellaire <text:s/>|</text:p>
      <text:p text:style-name="P4">| <text:s text:c="6"/>4 | Sugarland |</text:p>
      <text:p text:style-name="P4">| <text:s text:c="6"/>5 | Houston <text:s text:c="2"/>|</text:p>
      <text:p text:style-name="P4">+---------+-----------+</text:p>
      <text:p text:style-name="P4">5 rows in set (0.00 sec)</text:p>
      <text:p text:style-name="P4"/>
      <text:p text:style-name="P4">mysql&gt; INSERT INTO PROJECT VALUES('ProjectX',1,'Bellaire',1);</text:p>
      <text:p text:style-name="P4">Query OK, 1 row affected (0.03 sec)</text:p>
      <text:p text:style-name="P4"/>
      <text:p text:style-name="P4">mysql&gt; INSERT INTO PROJECT VALUES('ProjectY',2,'Sugarland',2);</text:p>
      <text:p text:style-name="P4">Query OK, 1 row affected (0.03 sec)</text:p>
      <text:p text:style-name="P4"/>
      <text:p text:style-name="P4">mysql&gt; INSERT INTO PROJECT VALUES('ProjectZ',3,'Houston',3);</text:p>
      <text:p text:style-name="P4">Query OK, 1 row affected (0.01 sec)</text:p>
      <text:p text:style-name="P4"/>
      <text:p text:style-name="P4">mysql&gt; INSERT INTO PROJECT VALUES('ProjectA',4,'Stafford',4);</text:p>
      <text:p text:style-name="P4">Query OK, 1 row affected (0.04 sec)</text:p>
      <text:p text:style-name="P4"/>
      <text:p text:style-name="P4">mysql&gt; INSERT INTO PROJECT VALUES('ProjectB',5,'Houston',5);</text:p>
      <text:p text:style-name="P4">Query OK, 1 row affected (0.03 sec)</text:p>
      <text:p text:style-name="P4"/>
      <text:p text:style-name="P4">mysql&gt; SELECT * FROM PROJECT;</text:p>
      <text:p text:style-name="P4">+----------+---------+-----------+------+</text:p>
      <text:p text:style-name="P4">| Pname <text:s text:c="3"/>| Pnumber | Plocation | Dnum |</text:p>
      <text:p text:style-name="P4">+----------+---------+-----------+------+</text:p>
      <text:p text:style-name="P4">| ProjectX | <text:s text:c="6"/>1 | Bellaire <text:s/>| <text:s text:c="3"/>1 |</text:p>
      <text:p text:style-name="P4">| ProjectY | <text:s text:c="6"/>2 | Sugarland | <text:s text:c="3"/>2 |</text:p>
      <text:p text:style-name="P4">| ProjectZ | <text:s text:c="6"/>3 | Houston <text:s text:c="2"/>| <text:s text:c="3"/>3 |</text:p>
      <text:p text:style-name="P4">| ProjectA | <text:s text:c="6"/>4 | Stafford <text:s/>| <text:s text:c="3"/>4 |</text:p>
      <text:p text:style-name="P4">| ProjectB | <text:s text:c="6"/>5 | Houston <text:s text:c="2"/>| <text:s text:c="3"/>5 |</text:p>
      <text:p text:style-name="P4">+----------+---------+-----------+------+</text:p>
      <text:p text:style-name="P4">5 rows in set (0.00 sec)</text:p>
      <text:p text:style-name="P4"/>
      <text:p text:style-name="P4">mysql&gt; INSERT INTO WORKS_ON VALUES('653298653',1,1);</text:p>
      <text:p text:style-name="P4"><text:soft-page-break/>Query OK, 1 row affected (0.03 sec)</text:p>
      <text:p text:style-name="P4"/>
      <text:p text:style-name="P4">mysql&gt; INSERT INTO WORKS_ON VALUES('653298654',2,2);</text:p>
      <text:p text:style-name="P4">Query OK, 1 row affected (0.03 sec)</text:p>
      <text:p text:style-name="P4"/>
      <text:p text:style-name="P4">mysql&gt; INSERT INTO WORKS_ON VALUES('653298655',3,3);</text:p>
      <text:p text:style-name="P4">Query OK, 1 row affected (0.04 sec)</text:p>
      <text:p text:style-name="P4"/>
      <text:p text:style-name="P4">mysql&gt; INSERT INTO WORKS_ON VALUES('653298656',4,4);</text:p>
      <text:p text:style-name="P4">Query OK, 1 row affected (0.03 sec)</text:p>
      <text:p text:style-name="P4"/>
      <text:p text:style-name="P4">mysql&gt; INSERT INTO WORKS_ON VALUES('653298657',5,5);</text:p>
      <text:p text:style-name="P4">Query OK, 1 row affected (0.03 sec)</text:p>
      <text:p text:style-name="P4"/>
      <text:p text:style-name="P4">mysql&gt; SELECT * FROM WORKS_ON;</text:p>
      <text:p text:style-name="P4">+-----------+-----+-------+</text:p>
      <text:p text:style-name="P4">| Essn <text:s text:c="5"/>| Pno | Hours |</text:p>
      <text:p text:style-name="P4">+-----------+-----+-------+</text:p>
      <text:p text:style-name="P4">| 653298653 | <text:s text:c="2"/>1 | <text:s text:c="2"/>1.0 |</text:p>
      <text:p text:style-name="P4">| 653298654 | <text:s text:c="2"/>2 | <text:s text:c="2"/>2.0 |</text:p>
      <text:p text:style-name="P4">| 653298655 | <text:s text:c="2"/>3 | <text:s text:c="2"/>3.0 |</text:p>
      <text:p text:style-name="P4">| 653298656 | <text:s text:c="2"/>4 | <text:s text:c="2"/>4.0 |</text:p>
      <text:p text:style-name="P4">| 653298657 | <text:s text:c="2"/>5 | <text:s text:c="2"/>5.0 |</text:p>
      <text:p text:style-name="P4">+-----------+-----+-------+</text:p>
      <text:p text:style-name="P4">5 rows in set (0.00 sec)</text:p>
      <text:p text:style-name="P4"/>
      <text:p text:style-name="P4">mysql&gt; INSERT INTO DEPENDENT VALUES('653298653','Alice','F','1986-04-05','Daughter');</text:p>
      <text:p text:style-name="P4">Query OK, 1 row affected (0.00 sec)</text:p>
      <text:p text:style-name="P4"/>
      <text:p text:style-name="P4">mysql&gt; INSERT INTO DEPENDENT VALUES('653298654','Joy','F','1986-04-17','Daughter');</text:p>
      <text:p text:style-name="P4">Query OK, 1 row affected (0.01 sec)</text:p>
      <text:p text:style-name="P4"/>
      <text:p text:style-name="P4">mysql&gt; INSERT INTO DEPENDENT VALUES('653298655','Rosy','F','1979-12-17','Spouse');</text:p>
      <text:p text:style-name="P4">Query OK, 1 row affected (0.03 sec)</text:p>
      <text:p text:style-name="P4"/>
      <text:p text:style-name="P4">mysql&gt; INSERT INTO DEPENDENT VALUES('653298656','James','M','1979-12-17','Spouse');</text:p>
      <text:p text:style-name="P4">Query OK, 1 row affected (0.03 sec)</text:p>
      <text:p text:style-name="P4"/>
      <text:p text:style-name="P4">mysql&gt; INSERT INTO DEPENDENT VALUES('653298657','Wilson','M','1987-12-17','SON');</text:p>
      <text:p text:style-name="P4">Query OK, 1 row affected (0.04 sec)</text:p>
      <text:p text:style-name="P4"/>
      <text:p text:style-name="P4">mysql&gt; SELECT * FROM DEPENDENT;</text:p>
      <text:p text:style-name="P4">+-----------+----------------+------+------------+--------------+</text:p>
      <text:p text:style-name="P4">| Essn <text:s text:c="5"/>| Dependent_name | Sex <text:s/>| Bdate <text:s text:c="5"/>| Relationship |</text:p>
      <text:p text:style-name="P4">+-----------+----------------+------+------------+--------------+</text:p>
      <text:p text:style-name="P4">| 653298653 | Alice <text:s text:c="9"/>| F <text:s text:c="3"/>| 1986-04-05 | Daughter <text:s text:c="4"/>|</text:p>
      <text:p text:style-name="P4">| 653298654 | Joy <text:s text:c="11"/>| F <text:s text:c="3"/>| 1986-04-17 | Daughter <text:s text:c="4"/>|</text:p>
      <text:p text:style-name="P4">| 653298655 | Rosy <text:s text:c="10"/>| F <text:s text:c="3"/>| 1979-12-17 | Spouse <text:s text:c="6"/>|</text:p>
      <text:p text:style-name="P4">| 653298656 | James <text:s text:c="9"/>| M <text:s text:c="3"/>| 1979-12-17 | Spouse <text:s text:c="6"/>|</text:p>
      <text:p text:style-name="P4"><text:soft-page-break/>| 653298657 | Wilson <text:s text:c="8"/>| M <text:s text:c="3"/>| 1987-12-17 | SON <text:s text:c="9"/>|</text:p>
      <text:p text:style-name="P4">+-----------+----------------+------+------------+--------------+</text:p>
      <text:p text:style-name="P4">5 rows in set (0.00 sec)</text:p>
      <text:p text:style-name="P4"/>
      <text:p text:style-name="P4"/>
      <text:p text:style-name="P2">2. Execute basic queries (Chapter 5) in Company Schema involving only two tables: Employee</text:p>
      <text:p text:style-name="P2">and Department to simulate the following keywords:</text:p>
      <text:p text:style-name="P2">CREATE, DELETE, UPDATE (or MODIFY), INSERT, ALTER, Entity Integrity Constraints and</text:p>
      <text:p text:style-name="P2">Referential Integrity Constraints.</text:p>
      <text:p text:style-name="P4"/>
      <text:p text:style-name="P4"/>
      <text:p text:style-name="P4">mysql&gt; INSERT INTO EMPLOYEE VALUES('Ramsay','K','Marini','65329869','1962-12-30','98 Oak Forest,Katy,TX','M',37000,'653298653'</text:p>
      <text:p text:style-name="P4">,4);</text:p>
      <text:p text:style-name="P4">Query OK, 1 row affected (0.03 sec)</text:p>
      <text:p text:style-name="P4"/>
      <text:p text:style-name="P4">mysql&gt; SELECT DISTINCT Salary FROM EMPLOYEE;</text:p>
      <text:p text:style-name="P4">+----------+</text:p>
      <text:p text:style-name="P4">| Salary <text:s text:c="2"/>|</text:p>
      <text:p text:style-name="P4">+----------+</text:p>
      <text:p text:style-name="P4">| 37000.00 |</text:p>
      <text:p text:style-name="P4">| 39000.00 |</text:p>
      <text:p text:style-name="P4">+----------+</text:p>
      <text:p text:style-name="P4">2 rows in set (0.00 sec)</text:p>
      <text:p text:style-name="P4"/>
      <text:p text:style-name="P4"/>
      <text:p text:style-name="P4">mysql&gt; SELECT ALL Salary FROM EMPLOYEE;</text:p>
      <text:p text:style-name="P4">+----------+</text:p>
      <text:p text:style-name="P4">| Salary <text:s text:c="2"/>|</text:p>
      <text:p text:style-name="P4">+----------+</text:p>
      <text:p text:style-name="P4">| 37000.00 |</text:p>
      <text:p text:style-name="P4">| 37000.00 |</text:p>
      <text:p text:style-name="P4">| 39000.00 |</text:p>
      <text:p text:style-name="P4">| 39000.00 |</text:p>
      <text:p text:style-name="P4">| 39000.00 |</text:p>
      <text:p text:style-name="P4">+----------+</text:p>
      <text:p text:style-name="P4">5 rows in set (0.00 sec)</text:p>
      <text:p text:style-name="P4"/>
      <text:p text:style-name="P4">mysql&gt; SELECT DISTINCT Salary FROM EMPLOYEE WHERE Sex='F';</text:p>
      <text:p text:style-name="P4">+----------+</text:p>
      <text:p text:style-name="P4">| Salary <text:s text:c="2"/>|</text:p>
      <text:p text:style-name="P4">+----------+</text:p>
      <text:p text:style-name="P4">| 39000.00 |</text:p>
      <text:p text:style-name="P4">+----------+</text:p>
      <text:p text:style-name="P4">1 row in set (0.00 sec)</text:p>
      <text:p text:style-name="P4"/>
      <text:p text:style-name="P4">mysql&gt; SELECT Fname FROM EMPLOYEE WHERE Lname LIKE 'Mari%';</text:p>
      <text:p text:style-name="P4">+---------+</text:p>
      <text:p text:style-name="P4"><text:soft-page-break/>| Fname <text:s text:c="2"/>|</text:p>
      <text:p text:style-name="P4">+---------+</text:p>
      <text:p text:style-name="P4">| Richard |</text:p>
      <text:p text:style-name="P4">| Richson |</text:p>
      <text:p text:style-name="P4">| Rich <text:s text:c="3"/>|</text:p>
      <text:p text:style-name="P4">| Richton |</text:p>
      <text:p text:style-name="P4">+---------+</text:p>
      <text:p text:style-name="P4">4 rows in set (0.00 sec)</text:p>
      <text:p text:style-name="P4"/>
      <text:p text:style-name="P4"/>
      <text:p text:style-name="P4">mysql&gt; DELETE FROM EMPLOYEE WHERE Fname='Richard';</text:p>
      <text:p text:style-name="P4">ERROR 1451 (23000): Cannot delete or update a parent row: a foreign key constraint fails (`Lab2`.`DEPARTMENT`, CONSTRAINT `DEPARTMENT_ibfk_1` FOREIGN KEY (`Mgr_ssn`) REFERENCES `EMPLOYEE` (`Ssn`))</text:p>
      <text:p text:style-name="P4"/>
      <text:p text:style-name="P4">mysql&gt; UPDATE EMPLOYEE SET Salary=40000 WHERE Fname LIKE '%h';</text:p>
      <text:p text:style-name="P4">Query OK, 1 row affected (0.01 sec)</text:p>
      <text:p text:style-name="P4">Rows matched: 1 <text:s/>Changed: 1 <text:s/>Warnings: 0</text:p>
      <text:p text:style-name="P4"/>
      <text:p text:style-name="P7">mysql&gt; SELECT Fname,Salary FROM EMPLOYEE;</text:p>
      <text:p text:style-name="P7">+------------+----------+</text:p>
      <text:p text:style-name="P7">| Fname <text:s text:c="5"/>| Salary <text:s text:c="2"/>|</text:p>
      <text:p text:style-name="P7">+------------+----------+</text:p>
      <text:p text:style-name="P7">| Richard <text:s text:c="3"/>| 37000.00 |</text:p>
      <text:p text:style-name="P7">| Richardson | 37000.00 |</text:p>
      <text:p text:style-name="P7">| Richson <text:s text:c="3"/>| 39000.00 |</text:p>
      <text:p text:style-name="P7">| Rich <text:s text:c="6"/>| 40000.00 |</text:p>
      <text:p text:style-name="P7">| Richton <text:s text:c="3"/>| 39000.00 |</text:p>
      <text:p text:style-name="P7">+------------+----------+</text:p>
      <text:p text:style-name="P7">5 rows in set (0.00 sec)</text:p>
      <text:p text:style-name="P7"/>
      <text:p text:style-name="P7">mysql&gt; ALTER TABLE EMPLOYEE MODIFY Lname VARCHAR(20);</text:p>
      <text:p text:style-name="P7">Query OK, 0 rows affected (0.09 sec)</text:p>
      <text:p text:style-name="P7">Records: 0 <text:s/>Duplicates: 0 <text:s/>Warnings: 0</text:p>
      <text:p text:style-name="P4"/>
      <text:p text:style-name="P4">mysql&gt; ALTER TABLE EMPLOYEE MODIFY Salary INT <text:s/>CHECK(Salary&gt;36000);</text:p>
      <text:p text:style-name="P4">Query OK, 5 rows affected (0.12 sec)</text:p>
      <text:p text:style-name="P4">Records: 5 <text:s/>Duplicates: 0 <text:s/>Warnings: 0</text:p>
      <text:p text:style-name="P4"/>
      <text:p text:style-name="P4">mysql&gt; ALTER TABLE EMPLOYEE MODIFY Salary INT <text:s/>CHECK(Salary&gt;40000);</text:p>
      <text:p text:style-name="P4">ERROR 3819 (HY000): Check constraint 'EMPLOYEE_chk_2' is violated.</text:p>
      <text:p text:style-name="P2"/>
      <text:p text:style-name="P2">3. Execute all the example queries in Chapter 6 pertaining to the Company Schema you have</text:p>
      <text:p text:style-name="P2">created in Q. No. 1.</text:p>
      <text:p text:style-name="P4"/>
      <text:p text:style-name="P4">mysql&gt; SELECT S.Fname,S.Lname,F.Fname AS "Supervisor",F.Lname AS "" FROM EMPLOYEE AS S,EMPLOYEE AS F WHERE S.Super_ssn=F.Ssn;</text:p>
      <text:p text:style-name="P4">+------------+--------+------------+--------+</text:p>
      <text:p text:style-name="P4">| Fname <text:s text:c="5"/>| Lname <text:s/>| Supervisor | <text:s text:c="7"/>|</text:p>
      <text:p text:style-name="P4"><text:soft-page-break/>+------------+--------+------------+--------+</text:p>
      <text:p text:style-name="P4">| Richard <text:s text:c="3"/>| Marini | Richard <text:s text:c="3"/>| Marini |</text:p>
      <text:p text:style-name="P4">| Richardson | Mar <text:s text:c="3"/>| Richard <text:s text:c="3"/>| Marini |</text:p>
      <text:p text:style-name="P4">| Richson <text:s text:c="3"/>| Mario <text:s/>| Richard <text:s text:c="3"/>| Marini |</text:p>
      <text:p text:style-name="P4">| Rich <text:s text:c="6"/>| Mario <text:s/>| Richard <text:s text:c="3"/>| Marini |</text:p>
      <text:p text:style-name="P4">| Richton <text:s text:c="3"/>| Mario <text:s/>| Richard <text:s text:c="3"/>| Marini |</text:p>
      <text:p text:style-name="P4">+------------+--------+------------+--------+</text:p>
      <text:p text:style-name="P4">5 rows in set (0.00 sec)</text:p>
      <text:p text:style-name="P6"/>
      <text:p text:style-name="P6">mysql&gt; SELECT Fname , Minit, Lname ,Salary FROM EMPLOYEE WHERE Salary=39000 and Sex='F';</text:p>
      <text:p text:style-name="P6">+---------+-------+-------+----------+</text:p>
      <text:p text:style-name="P6">| Fname <text:s text:c="2"/>| Minit | Lname | Salary <text:s text:c="2"/>|</text:p>
      <text:p text:style-name="P6">+---------+-------+-------+----------+</text:p>
      <text:p text:style-name="P6">| Richton | G <text:s text:c="4"/>| Mario | 39000.00 |</text:p>
      <text:p text:style-name="P6">+---------+-------+-------+----------+</text:p>
      <text:p text:style-name="P6">1 row in set (0.00 sec)</text:p>
      <text:p text:style-name="P6"/>
      <text:p text:style-name="P6">mysql&gt; SELECT Dname FROM DEPARTMENT WHERE Dname LIKE '%ea%';</text:p>
      <text:p text:style-name="P6">+--------------+</text:p>
      <text:p text:style-name="P6">| Dname <text:s text:c="7"/>|</text:p>
      <text:p text:style-name="P6">+--------------+</text:p>
      <text:p text:style-name="P6">| Headquarters |</text:p>
      <text:p text:style-name="P6">| Research <text:s text:c="4"/>|</text:p>
      <text:p text:style-name="P6">+--------------+</text:p>
      <text:p text:style-name="P6">2 rows in set (0.00 sec)</text:p>
      <text:p text:style-name="P6"/>
      <text:p text:style-name="P8">mysql&gt; SELECT * FROM EMPLOYEE WHERE Salary between 38000 and 40000;</text:p>
      <text:p text:style-name="P8">+---------+-------+-------+-----------+------------+------------------------+------+----------+-----------+-----+</text:p>
      <text:p text:style-name="P8">| Fname <text:s text:c="2"/>| Minit | Lname | Ssn <text:s text:c="6"/>| Bdate <text:s text:c="5"/>| Address <text:s text:c="15"/>| Sex <text:s/>| Salary <text:s text:c="2"/>| Super_ssn | Dno |</text:p>
      <text:p text:style-name="P8">+---------+-------+-------+-----------+------------+------------------------+------+----------+-----------+-----+</text:p>
      <text:p text:style-name="P8">| Richson | K <text:s text:c="4"/>| Mario | 653298655 | 1962-12-30 | 100 Oak Forest,Katy,TX | M <text:s text:c="3"/>| 39000.00 | 653298653 | <text:s text:c="2"/>4 |</text:p>
      <text:p text:style-name="P8">| Rich <text:s text:c="3"/>| G <text:s text:c="4"/>| Mario | 653298656 | 1962-12-30 | 101 Oak Forest,Katy,TX | M <text:s text:c="3"/>| 39000.00 | 653298653 | <text:s text:c="2"/>4 |</text:p>
      <text:p text:style-name="P8">| Richton | G <text:s text:c="4"/>| Mario | 653298657 | 1962-12-30 | 102 Oak Forest,Katy,TX | F <text:s text:c="3"/>| 39000.00 | 653298653 | <text:s text:c="2"/>4 |</text:p>
      <text:p text:style-name="P8">+---------+-------+-------+-----------+------------+------------------------+------+----------+-----------+-----+</text:p>
      <text:p text:style-name="P8">3 rows in set (0.00 sec)</text:p>
      <text:p text:style-name="P8"/>
      <text:p text:style-name="P8"/>
      <text:p text:style-name="P8">mysql&gt; SELECT Fname FROM EMPLOYEE ORDER BY Minit ASC,Ssn DESC;</text:p>
      <text:p text:style-name="P8">+------------+</text:p>
      <text:p text:style-name="P8">| Fname <text:s text:c="5"/>|</text:p>
      <text:p text:style-name="P8">+------------+</text:p>
      <text:p text:style-name="P8">| Richardson |</text:p>
      <text:p text:style-name="P8">| Richton <text:s text:c="3"/>|</text:p>
      <text:p text:style-name="P8">| Rich <text:s text:c="6"/>|</text:p>
      <text:p text:style-name="P8">| Richson <text:s text:c="3"/>|</text:p>
      <text:p text:style-name="P8"><text:soft-page-break/>| Richard <text:s text:c="3"/><text:span text:style-name="T1">|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9"/>
            </table:table-cell>
          </table:table-row>
        </table:table-header-rows>
      </table:table>
      <text:p text:style-name="P8"/>
      <text:p text:style-name="P3"/>
      <text:p text:style-name="P8">mysql&gt; SELECT Fname as Name," lives at ",Address FROM EMPLOYEE ;</text:p>
      <text:p text:style-name="P8">+------------+------------+------------------------+</text:p>
      <text:p text:style-name="P8">| Name <text:s text:c="6"/>| lives at <text:s text:c="2"/>| Address <text:s text:c="15"/>|</text:p>
      <text:p text:style-name="P8">+------------+------------+------------------------+</text:p>
      <text:p text:style-name="P8">| Richard <text:s text:c="3"/>| <text:s/>lives at <text:s/>| 98 Oak Forest,Katy,TX <text:s/>|</text:p>
      <text:p text:style-name="P8">| Richardson | <text:s/>lives at <text:s/>| 99 Oak Forest,Katy,TX <text:s/>|</text:p>
      <text:p text:style-name="P8">| Richson <text:s text:c="3"/>| <text:s/>lives at <text:s/>| 100 Oak Forest,Katy,TX |</text:p>
      <text:p text:style-name="P8">| Rich <text:s text:c="6"/>| <text:s/>lives at <text:s/>| 101 Oak Forest,Katy,TX |</text:p>
      <text:p text:style-name="P8">| Richton <text:s text:c="3"/>| <text:s/>lives at <text:s/>| 102 Oak Forest,Katy,TX |</text:p>
      <text:p text:style-name="P8">+------------+------------+------------------------+</text:p>
      <text:p text:style-name="P8">5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4:37:48.563513483</meta:creation-date>
    <dc:date>2024-08-01T17:00:58.553525703</dc:date>
    <meta:editing-duration>PT1H4M11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9" meta:paragraph-count="315" meta:word-count="2005" meta:character-count="13699" meta:non-whitespace-character-count="11309"/>
  </office:meta>
</office:document-meta>
</file>